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false" fo:keep-together="always"/>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false" fo:keep-together="always"/>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false" fo:keep-together="always"/>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false" fo:keep-together="always"/>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false" fo:keep-together="always"/>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3">
      <style:paragraph-properties style:snap-to-layout-grid="false"/>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3in" draw:visible-area-height="0.8835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5AHITS</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27 <text:s/></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28 <text:s/></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1">
          <table:table-cell table:style-name="Table2.A1" table:number-columns-spanned="2" office:value-type="string">
            <text:p text:style-name="P14">Kalenderwoche: 29 <text:s text:c="3"/></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30 <text:s text:c="3"/></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text:s/></text:h>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
            <text:p text:style-name="P14">Einrichten der Entwicklungsumgebung</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
            <text:p text:style-name="P14">Informationen über das Projekt verschaffen und Pflichtenheft erstell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4"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33in" draw:visible-area-height="0.8835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1</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1.odt</text:file-name></text:span><text:span text:style-name="MT3"><text:tab/><text:tab/></text:span><text:span text:style-name="MT3"><text:date style:data-style-name="N30" text:date-value="2009-10-09T09:15:21.99">09.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09T09:15:22</dc:date>
    <meta:print-date>2000-12-19T15:31:00</meta:print-date>
    <meta:editing-cycles>17</meta:editing-cycles>
    <meta:generator>OpenOffice.org/3.1$Unix OpenOffice.org_project/310m19$Build-9420</meta:generator>
    <meta:editing-duration>PT00H36M03S</meta:editing-duration>
    <meta:document-statistic meta:table-count="5" meta:image-count="0" meta:object-count="1" meta:page-count="1" meta:paragraph-count="69" meta:word-count="187" meta:character-count="1422"/>
    <meta:user-defined meta:name="Info 1"/>
    <meta:user-defined meta:name="Info 2"/>
    <meta:user-defined meta:name="Info 3"/>
    <meta:user-defined meta:name="Info 4"/>
  </office:meta>
</office:document-meta>
</file>